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Georgia" svg:font-family="Georgia" style:font-family-generic="roman" style:font-pitch="variable" svg:panose-1="2 4 5 2 5 4 5 2 3 3"/>
    <style:font-face style:name="Times New Roman" svg:font-family="Times New Roman" style:font-family-generic="roman" style:font-pitch="variable" svg:panose-1="2 2 6 3 5 4 5 2 3 4"/>
    <style:font-face style:name="Broadway" svg:font-family="Broadway" style:font-family-generic="decorative" style:font-pitch="variable" svg:panose-1="4 4 9 5 8 11 2 2 5 2"/>
    <style:font-face style:name="Berlin Sans FB Demi" svg:font-family="Berlin Sans FB Demi" style:font-family-generic="swiss" style:font-pitch="variable" svg:panose-1="2 14 8 2 2 5 2 2 3 6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color="#FFC000" fo:font-size="72pt" style:font-size-asian="72pt" style:font-size-complex="72pt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style:font-name="Broadway" fo:color="#FFC000" fo:font-size="72pt" style:font-size-asian="72pt" style:font-size-complex="72pt"/>
    </style:style>
    <style:style style:name="T5" style:parent-style-name="DefaultParagraphFont" style:family="text">
      <style:text-properties style:font-name="Broadway" fo:color="#20900A" fo:font-size="72pt" style:font-size-asian="72pt" style:font-size-complex="72pt"/>
    </style:style>
    <style:style style:name="T6" style:parent-style-name="DefaultParagraphFont" style:family="text">
      <style:text-properties style:font-name="Broadway" fo:font-weight="bold" style:font-weight-asian="bold" style:font-weight-complex="bold" fo:color="#FF0000" fo:font-size="72pt" style:font-size-asian="72pt" style:font-size-complex="72pt"/>
    </style:style>
    <style:style style:name="T7" style:parent-style-name="DefaultParagraphFont" style:family="text">
      <style:text-properties fo:color="#FFC000" fo:font-size="72pt" style:font-size-asian="72pt" style:font-size-complex="72pt"/>
    </style:style>
    <style:style style:name="P8" style:parent-style-name="Normal" style:family="paragraph">
      <style:text-properties style:font-name="Broadway" fo:font-weight="bold" style:font-weight-asian="bold" style:font-weight-complex="bold" fo:color="#FF5050" fo:font-size="72pt" style:font-size-asian="72pt" style:font-size-complex="72pt"/>
    </style:style>
    <style:style style:name="P9" style:parent-style-name="Normal" style:family="paragraph">
      <style:text-properties style:font-name="Berlin Sans FB Demi" fo:font-weight="bold" style:font-weight-asian="bold" style:font-weight-complex="bold" fo:color="#4EA72E" fo:font-size="31pt" style:font-size-asian="31pt" style:font-size-complex="31pt"/>
    </style:style>
    <style:style style:name="P10" style:parent-style-name="Normal" style:family="paragraph">
      <style:text-properties fo:font-size="72pt" style:font-size-asian="72pt" style:font-size-complex="72pt"/>
    </style:style>
    <style:style style:name="P11" style:parent-style-name="Normal" style:family="paragraph">
      <style:text-properties fo:font-size="72pt" style:font-size-asian="72pt" style:font-size-complex="72pt"/>
    </style:style>
    <style:style style:name="P12" style:parent-style-name="Normal" style:family="paragraph">
      <style:text-properties fo:font-size="72pt" style:font-size-asian="72pt" style:font-size-complex="72pt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125in" svg:stroke-color="#3b7d23" svg:stroke-opacity="100%" draw:stroke-linejoin="miter" svg:stroke-linecap="butt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<draw:custom-shape svg:x="0in" svg:y="0.00764in" svg:width="6.41667in" svg:height="1.5in" draw:z-index="251659264" draw:id="id0" draw:style-name="a0" draw:name="Rectangle: Diagonal Corners Rounded 1" text:anchor-type="paragraph"><svg:title/><svg:desc/><text:p text:style-name="P3"><text:span text:style-name="T4">No</text:span><text:span text:style-name="T5">2</text:span><text:span text:style-name="T6">Scrap</text:span></text:p><draw:enhanced-geometry draw:path-stretchpoint-x="21600" draw:path-stretchpoint-y="21600" draw:type="non-primitive" svg:viewBox="0 0 21600 21600" draw:enhanced-path="M ?f13 ?f5 L ?f16 ?f5 A ?f62 ?f63 ?f64 ?f65 ?f16 ?f5 ?f59 ?f61  W ?f66 ?f67 ?f68 ?f69 ?f16 ?f5 ?f59 ?f61 L ?f4 ?f14 A ?f105 ?f106 ?f107 ?f108 ?f4 ?f14 ?f102 ?f104  W ?f109 ?f110 ?f111 ?f112 ?f4 ?f14 ?f102 ?f104 L ?f15 ?f6 A ?f148 ?f149 ?f150 ?f151 ?f15 ?f6 ?f145 ?f147  W ?f152 ?f153 ?f154 ?f155 ?f15 ?f6 ?f145 ?f147 L ?f3 ?f13 A ?f191 ?f192 ?f193 ?f194 ?f3 ?f13 ?f188 ?f190  W ?f195 ?f196 ?f197 ?f198 ?f3 ?f13 ?f188 ?f190 Z N" draw:text-areas="?f20 ?f20 ?f21 ?f22" draw:modifiers="16667 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0"/><draw:equation draw:name="f12" draw:formula="$1"/><draw:equation draw:name="f13" draw:formula="?f9 * ?f11 / 100000"/><draw:equation draw:name="f14" draw:formula="?f6 - ?f13"/><draw:equation draw:name="f15" draw:formula="?f9 * ?f12 / 100000"/><draw:equation draw:name="f16" draw:formula="?f4 - ?f15"/><draw:equation draw:name="f17" draw:formula="?f13 * 29289 / 100000"/><draw:equation draw:name="f18" draw:formula="?f15 * 29289 / 100000"/><draw:equation draw:name="f19" draw:formula="?f17 - ?f18"/><draw:equation draw:name="f20" draw:formula="if(?f19, ?f17, ?f18)"/><draw:equation draw:name="f21" draw:formula="?f4 - ?f20"/><draw:equation draw:name="f22" draw:formula="?f6 - ?f20"/><draw:equation draw:name="f23" draw:formula="21550000 - ?f2"/><draw:equation draw:name="f24" draw:formula="if(?f23, ?f2, 21550000)"/><draw:equation draw:name="f25" draw:formula="-21550000 - ?f24"/><draw:equation draw:name="f26" draw:formula="if(?f25, -21550000, ?f24)"/><draw:equation draw:name="f27" draw:formula="?f0 + ?f26"/><draw:equation draw:name="f28" draw:formula="?f0 + ?f2"/><draw:equation draw:name="f29" draw:formula="?f28 * ?f10 / ?f1"/><draw:equation draw:name="f30" draw:formula="0 - ?f29"/><draw:equation draw:name="f31" draw:formula="cos(?f30)"/><draw:equation draw:name="f32" draw:formula="0 - ?f31"/><draw:equation draw:name="f33" draw:formula="?f32 * ?f15"/><draw:equation draw:name="f34" draw:formula="sin(?f30)"/><draw:equation draw:name="f35" draw:formula="0 - ?f34"/><draw:equation draw:name="f36" draw:formula="?f35 * ?f15"/><draw:equation draw:name="f37" draw:formula="sqrt(?f33 * ?f33 + ?f36 * ?f36 + 0 * 0)"/><draw:equation draw:name="f38" draw:formula="?f15 * ?f15 / ?f37"/><draw:equation draw:name="f39" draw:formula="?f35 * ?f38"/><draw:equation draw:name="f40" draw:formula="?f16 - ?f39"/><draw:equation draw:name="f41" draw:formula="?f32 * ?f38"/><draw:equation draw:name="f42" draw:formula="?f5 - ?f41"/><draw:equation draw:name="f43" draw:formula="?f40 - ?f15"/><draw:equation draw:name="f44" draw:formula="?f42 - ?f15"/><draw:equation draw:name="f45" draw:formula="?f40 + ?f15"/><draw:equation draw:name="f46" draw:formula="?f42 + ?f15"/><draw:equation draw:name="f47" draw:formula="?f27 + ?f2"/><draw:equation draw:name="f48" draw:formula="?f47 * ?f10 / ?f1"/><draw:equation draw:name="f49" draw:formula="0 - ?f48"/><draw:equation draw:name="f50" draw:formula="cos(?f49)"/><draw:equation draw:name="f51" draw:formula="0 - ?f50"/><draw:equation draw:name="f52" draw:formula="?f51 * ?f15"/><draw:equation draw:name="f53" draw:formula="sin(?f49)"/><draw:equation draw:name="f54" draw:formula="0 - ?f53"/><draw:equation draw:name="f55" draw:formula="?f54 * ?f15"/><draw:equation draw:name="f56" draw:formula="sqrt(?f52 * ?f52 + ?f55 * ?f55 + 0 * 0)"/><draw:equation draw:name="f57" draw:formula="?f15 * ?f15 / ?f56"/><draw:equation draw:name="f58" draw:formula="?f54 * ?f57"/><draw:equation draw:name="f59" draw:formula="?f40 + ?f58"/><draw:equation draw:name="f60" draw:formula="?f51 * ?f57"/><draw:equation draw:name="f61" draw:formula="?f42 + ?f60"/><draw:equation draw:name="f62" draw:formula="if(?f26, ?f16, ?f43)"/><draw:equation draw:name="f63" draw:formula="if(?f26, ?f5, ?f44)"/><draw:equation draw:name="f64" draw:formula="if(?f26, ?f16, ?f45)"/><draw:equation draw:name="f65" draw:formula="if(?f26, ?f5, ?f46)"/><draw:equation draw:name="f66" draw:formula="if(?f26, ?f43, ?f59)"/><draw:equation draw:name="f67" draw:formula="if(?f26, ?f44, ?f61)"/><draw:equation draw:name="f68" draw:formula="if(?f26, ?f45, ?f59)"/><draw:equation draw:name="f69" draw:formula="if(?f26, ?f46, ?f61)"/><draw:equation draw:name="f70" draw:formula="0 + ?f26"/><draw:equation draw:name="f71" draw:formula="0 + ?f2"/><draw:equation draw:name="f72" draw:formula="?f71 * ?f10 / ?f1"/><draw:equation draw:name="f73" draw:formula="0 - ?f72"/><draw:equation draw:name="f74" draw:formula="cos(?f73)"/><draw:equation draw:name="f75" draw:formula="0 - ?f74"/><draw:equation draw:name="f76" draw:formula="?f75 * ?f13"/><draw:equation draw:name="f77" draw:formula="sin(?f73)"/><draw:equation draw:name="f78" draw:formula="0 - ?f77"/><draw:equation draw:name="f79" draw:formula="?f78 * ?f13"/><draw:equation draw:name="f80" draw:formula="sqrt(?f76 * ?f76 + ?f79 * ?f79 + 0 * 0)"/><draw:equation draw:name="f81" draw:formula="?f13 * ?f13 / ?f80"/><draw:equation draw:name="f82" draw:formula="?f78 * ?f81"/><draw:equation draw:name="f83" draw:formula="?f4 - ?f82"/><draw:equation draw:name="f84" draw:formula="?f75 * ?f81"/><draw:equation draw:name="f85" draw:formula="?f14 - ?f84"/><draw:equation draw:name="f86" draw:formula="?f83 - ?f13"/><draw:equation draw:name="f87" draw:formula="?f85 - ?f13"/><draw:equation draw:name="f88" draw:formula="?f83 + ?f13"/><draw:equation draw:name="f89" draw:formula="?f85 + ?f13"/><draw:equation draw:name="f90" draw:formula="?f70 + ?f2"/><draw:equation draw:name="f91" draw:formula="?f90 * ?f10 / ?f1"/><draw:equation draw:name="f92" draw:formula="0 - ?f91"/><draw:equation draw:name="f93" draw:formula="cos(?f92)"/><draw:equation draw:name="f94" draw:formula="0 - ?f93"/><draw:equation draw:name="f95" draw:formula="?f94 * ?f13"/><draw:equation draw:name="f96" draw:formula="sin(?f92)"/><draw:equation draw:name="f97" draw:formula="0 - ?f96"/><draw:equation draw:name="f98" draw:formula="?f97 * ?f13"/><draw:equation draw:name="f99" draw:formula="sqrt(?f95 * ?f95 + ?f98 * ?f98 + 0 * 0)"/><draw:equation draw:name="f100" draw:formula="?f13 * ?f13 / ?f99"/><draw:equation draw:name="f101" draw:formula="?f97 * ?f100"/><draw:equation draw:name="f102" draw:formula="?f83 + ?f101"/><draw:equation draw:name="f103" draw:formula="?f94 * ?f100"/><draw:equation draw:name="f104" draw:formula="?f85 + ?f103"/><draw:equation draw:name="f105" draw:formula="if(?f26, ?f4, ?f86)"/><draw:equation draw:name="f106" draw:formula="if(?f26, ?f14, ?f87)"/><draw:equation draw:name="f107" draw:formula="if(?f26, ?f4, ?f88)"/><draw:equation draw:name="f108" draw:formula="if(?f26, ?f14, ?f89)"/><draw:equation draw:name="f109" draw:formula="if(?f26, ?f86, ?f102)"/><draw:equation draw:name="f110" draw:formula="if(?f26, ?f87, ?f104)"/><draw:equation draw:name="f111" draw:formula="if(?f26, ?f88, ?f102)"/><draw:equation draw:name="f112" draw:formula="if(?f26, ?f89, ?f104)"/><draw:equation draw:name="f113" draw:formula="?f2 + ?f26"/><draw:equation draw:name="f114" draw:formula="?f2 + ?f2"/><draw:equation draw:name="f115" draw:formula="?f114 * ?f10 / ?f1"/><draw:equation draw:name="f116" draw:formula="0 - ?f115"/><draw:equation draw:name="f117" draw:formula="cos(?f116)"/><draw:equation draw:name="f118" draw:formula="0 - ?f117"/><draw:equation draw:name="f119" draw:formula="?f118 * ?f15"/><draw:equation draw:name="f120" draw:formula="sin(?f116)"/><draw:equation draw:name="f121" draw:formula="0 - ?f120"/><draw:equation draw:name="f122" draw:formula="?f121 * ?f15"/><draw:equation draw:name="f123" draw:formula="sqrt(?f119 * ?f119 + ?f122 * ?f122 + 0 * 0)"/><draw:equation draw:name="f124" draw:formula="?f15 * ?f15 / ?f123"/><draw:equation draw:name="f125" draw:formula="?f121 * ?f124"/><draw:equation draw:name="f126" draw:formula="?f15 - ?f125"/><draw:equation draw:name="f127" draw:formula="?f118 * ?f124"/><draw:equation draw:name="f128" draw:formula="?f6 - ?f127"/><draw:equation draw:name="f129" draw:formula="?f126 - ?f15"/><draw:equation draw:name="f130" draw:formula="?f128 - ?f15"/><draw:equation draw:name="f131" draw:formula="?f126 + ?f15"/><draw:equation draw:name="f132" draw:formula="?f128 + ?f15"/><draw:equation draw:name="f133" draw:formula="?f113 + ?f2"/><draw:equation draw:name="f134" draw:formula="?f133 * ?f10 / ?f1"/><draw:equation draw:name="f135" draw:formula="0 - ?f134"/><draw:equation draw:name="f136" draw:formula="cos(?f135)"/><draw:equation draw:name="f137" draw:formula="0 - ?f136"/><draw:equation draw:name="f138" draw:formula="?f137 * ?f15"/><draw:equation draw:name="f139" draw:formula="sin(?f135)"/><draw:equation draw:name="f140" draw:formula="0 - ?f139"/><draw:equation draw:name="f141" draw:formula="?f140 * ?f15"/><draw:equation draw:name="f142" draw:formula="sqrt(?f138 * ?f138 + ?f141 * ?f141 + 0 * 0)"/><draw:equation draw:name="f143" draw:formula="?f15 * ?f15 / ?f142"/><draw:equation draw:name="f144" draw:formula="?f140 * ?f143"/><draw:equation draw:name="f145" draw:formula="?f126 + ?f144"/><draw:equation draw:name="f146" draw:formula="?f137 * ?f143"/><draw:equation draw:name="f147" draw:formula="?f128 + ?f146"/><draw:equation draw:name="f148" draw:formula="if(?f26, ?f15, ?f129)"/><draw:equation draw:name="f149" draw:formula="if(?f26, ?f6, ?f130)"/><draw:equation draw:name="f150" draw:formula="if(?f26, ?f15, ?f131)"/><draw:equation draw:name="f151" draw:formula="if(?f26, ?f6, ?f132)"/><draw:equation draw:name="f152" draw:formula="if(?f26, ?f129, ?f145)"/><draw:equation draw:name="f153" draw:formula="if(?f26, ?f130, ?f147)"/><draw:equation draw:name="f154" draw:formula="if(?f26, ?f131, ?f145)"/><draw:equation draw:name="f155" draw:formula="if(?f26, ?f132, ?f147)"/><draw:equation draw:name="f156" draw:formula="?f1 + ?f26"/><draw:equation draw:name="f157" draw:formula="?f1 + ?f2"/><draw:equation draw:name="f158" draw:formula="?f157 * ?f10 / ?f1"/><draw:equation draw:name="f159" draw:formula="0 - ?f158"/><draw:equation draw:name="f160" draw:formula="cos(?f159)"/><draw:equation draw:name="f161" draw:formula="0 - ?f160"/><draw:equation draw:name="f162" draw:formula="?f161 * ?f13"/><draw:equation draw:name="f163" draw:formula="sin(?f159)"/><draw:equation draw:name="f164" draw:formula="0 - ?f163"/><draw:equation draw:name="f165" draw:formula="?f164 * ?f13"/><draw:equation draw:name="f166" draw:formula="sqrt(?f162 * ?f162 + ?f165 * ?f165 + 0 * 0)"/><draw:equation draw:name="f167" draw:formula="?f13 * ?f13 / ?f166"/><draw:equation draw:name="f168" draw:formula="?f164 * ?f167"/><draw:equation draw:name="f169" draw:formula="?f3 - ?f168"/><draw:equation draw:name="f170" draw:formula="?f161 * ?f167"/><draw:equation draw:name="f171" draw:formula="?f13 - ?f170"/><draw:equation draw:name="f172" draw:formula="?f169 - ?f13"/><draw:equation draw:name="f173" draw:formula="?f171 - ?f13"/><draw:equation draw:name="f174" draw:formula="?f169 + ?f13"/><draw:equation draw:name="f175" draw:formula="?f171 + ?f13"/><draw:equation draw:name="f176" draw:formula="?f156 + ?f2"/><draw:equation draw:name="f177" draw:formula="?f176 * ?f10 / ?f1"/><draw:equation draw:name="f178" draw:formula="0 - ?f177"/><draw:equation draw:name="f179" draw:formula="cos(?f178)"/><draw:equation draw:name="f180" draw:formula="0 - ?f179"/><draw:equation draw:name="f181" draw:formula="?f180 * ?f13"/><draw:equation draw:name="f182" draw:formula="sin(?f178)"/><draw:equation draw:name="f183" draw:formula="0 - ?f182"/><draw:equation draw:name="f184" draw:formula="?f183 * ?f13"/><draw:equation draw:name="f185" draw:formula="sqrt(?f181 * ?f181 + ?f184 * ?f184 + 0 * 0)"/><draw:equation draw:name="f186" draw:formula="?f13 * ?f13 / ?f185"/><draw:equation draw:name="f187" draw:formula="?f183 * ?f186"/><draw:equation draw:name="f188" draw:formula="?f169 + ?f187"/><draw:equation draw:name="f189" draw:formula="?f180 * ?f186"/><draw:equation draw:name="f190" draw:formula="?f171 + ?f189"/><draw:equation draw:name="f191" draw:formula="if(?f26, ?f3, ?f172)"/><draw:equation draw:name="f192" draw:formula="if(?f26, ?f13, ?f173)"/><draw:equation draw:name="f193" draw:formula="if(?f26, ?f3, ?f174)"/><draw:equation draw:name="f194" draw:formula="if(?f26, ?f13, ?f175)"/><draw:equation draw:name="f195" draw:formula="if(?f26, ?f172, ?f188)"/><draw:equation draw:name="f196" draw:formula="if(?f26, ?f173, ?f190)"/><draw:equation draw:name="f197" draw:formula="if(?f26, ?f174, ?f188)"/><draw:equation draw:name="f198" draw:formula="if(?f26, ?f175, ?f190)"/></draw:enhanced-geometry></draw:custom-shape></text:span><text:span text:style-name="T7"><text:s/></text:span></text:p>
      <text:p text:style-name="P8"/>
      <text:p text:style-name="P9"><text:s text:c="3"/>LET’S ZERORISE FOOD WASTE</text:p>
      <text:p text:style-name="P10"/>
      <text:p text:style-name="P11"/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Georgia" svg:font-family="Georgia" style:font-family-generic="roman" style:font-pitch="variable" svg:panose-1="2 4 5 2 5 4 5 2 3 3"/>
    <style:font-face style:name="Times New Roman" svg:font-family="Times New Roman" style:font-family-generic="roman" style:font-pitch="variable" svg:panose-1="2 2 6 3 5 4 5 2 3 4"/>
    <style:font-face style:name="Broadway" svg:font-family="Broadway" style:font-family-generic="decorative" style:font-pitch="variable" svg:panose-1="4 4 9 5 8 11 2 2 5 2"/>
    <style:font-face style:name="Berlin Sans FB Demi" svg:font-family="Berlin Sans FB Demi" style:font-family-generic="swiss" style:font-pitch="variable" svg:panose-1="2 14 8 2 2 5 2 2 3 6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Georgia" style:font-name-asian="Georg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-asian="Times New Roman" fo:color="#2E74B5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-asian="Times New Roman" fo:color="#2E74B5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E74B5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E74B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Georgia" style:font-name-asian="Times New Roman" style:font-name-complex="Times New Roman" fo:color="#2E74B5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Georgia" style:font-name-asian="Times New Roman" style:font-name-complex="Times New Roman" fo:color="#2E74B5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E74B5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E74B5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E74B5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Georg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E74B5"/>
    </style:style>
    <style:style style:name="IntenseQuote" style:display-name="Intense Quote" style:family="paragraph" style:parent-style-name="Normal" style:next-style-name="Normal">
      <style:paragraph-properties fo:border-top="0.0069in solid #2E74B5" fo:border-left="none" fo:border-bottom="0.0069in solid #2E74B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E74B5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E74B5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E74B5" fo:letter-spacing="0.0034in"/>
    </style:style>
    <style:style style:name="FootnoteText" style:display-name="Foot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66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ICKRAMA ARACHCHI, KANCHAN</meta:initial-creator>
    <dc:creator>WICKRAMA ARACHCHI, KANCHAN</dc:creator>
    <meta:creation-date>2025-03-25T07:07:00Z</meta:creation-date>
    <dc:date>2025-03-27T12:47:00Z</dc:date>
    <meta:template xlink:href="Normal.dotm" xlink:type="simple"/>
    <meta:editing-cycles>2</meta:editing-cycles>
    <meta:editing-duration>PT131040S</meta:editing-duration>
    <meta:document-statistic meta:page-count="1" meta:paragraph-count="1" meta:word-count="5" meta:character-count="35" meta:row-count="1" meta:non-whitespace-character-count="31"/>
  </office:meta>
</office:document-meta>
</file>